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Roboto Condensed Light" svg:font-family="'Roboto Condensed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ist_20_Paragraph">
      <style:paragraph-properties fo:margin-left="0cm" fo:margin-right="0cm" fo:margin-top="0cm" fo:margin-bottom="0.212cm" loext:contextual-spacing="false" fo:line-height="115%" fo:text-indent="0cm" style:auto-text-indent="false"/>
      <style:text-properties style:font-name="Roboto Condensed Light" fo:language="en" fo:country="US" officeooo:rsid="000bc280" officeooo:paragraph-rsid="000bc280"/>
    </style:style>
    <style:style style:name="P2" style:family="paragraph" style:parent-style-name="List_20_Paragraph">
      <style:paragraph-properties fo:margin-left="0cm" fo:margin-right="0cm" fo:margin-top="0cm" fo:margin-bottom="0.212cm" loext:contextual-spacing="false" fo:line-height="115%" fo:text-indent="0cm" style:auto-text-indent="false"/>
      <style:text-properties style:font-name="Roboto Condensed Light" fo:language="en" fo:country="US" officeooo:rsid="000d576e" officeooo:paragraph-rsid="000d576e"/>
    </style:style>
    <style:style style:name="P3" style:family="paragraph" style:parent-style-name="List_20_Paragraph" style:list-style-name="WWNum43">
      <style:paragraph-properties fo:margin-left="0cm" fo:margin-right="0cm" fo:margin-top="0cm" fo:margin-bottom="0.212cm" loext:contextual-spacing="false" fo:line-height="115%" fo:text-indent="0cm" style:auto-text-indent="false"/>
      <style:text-properties style:font-name="Roboto Condensed Light" fo:language="de" fo:country="DE" officeooo:rsid="000a7457" officeooo:paragraph-rsid="000a7457"/>
    </style:style>
    <style:style style:name="P4" style:family="paragraph" style:parent-style-name="List_20_Paragraph" style:list-style-name="WWNum43">
      <style:paragraph-properties fo:margin-left="0cm" fo:margin-right="0cm" fo:margin-top="0cm" fo:margin-bottom="0.212cm" loext:contextual-spacing="false" fo:line-height="115%" fo:text-indent="0cm" style:auto-text-indent="false"/>
      <style:text-properties style:font-name="Roboto Condensed Light" fo:language="de" fo:country="DE" officeooo:rsid="000bc280" officeooo:paragraph-rsid="000bc280"/>
    </style:style>
    <style:style style:name="P5" style:family="paragraph" style:parent-style-name="List_20_Paragraph">
      <style:paragraph-properties fo:margin-left="0cm" fo:margin-right="0cm" fo:margin-top="0cm" fo:margin-bottom="0.212cm" loext:contextual-spacing="false" fo:line-height="115%" fo:text-indent="0cm" style:auto-text-indent="false"/>
      <style:text-properties style:font-name="Roboto Condensed Light" fo:language="de" fo:country="DE" officeooo:rsid="000bc280" officeooo:paragraph-rsid="000bc280"/>
    </style:style>
    <style:style style:name="P6" style:family="paragraph" style:parent-style-name="Standard">
      <style:text-properties fo:language="de" fo:country="DE" officeooo:rsid="000a393c" officeooo:paragraph-rsid="000a393c"/>
    </style:style>
    <style:style style:name="P7" style:family="paragraph" style:parent-style-name="Standard">
      <style:text-properties fo:language="de" fo:country="DE" officeooo:rsid="000a7457" officeooo:paragraph-rsid="000a7457"/>
    </style:style>
    <style:style style:name="P8" style:family="paragraph" style:parent-style-name="Table_20_Contents">
      <style:text-properties style:font-name="Roboto Condensed Light" fo:language="de" fo:country="DE" officeooo:rsid="000bc280" officeooo:paragraph-rsid="000bc280"/>
    </style:style>
    <style:style style:name="T1" style:family="text">
      <style:text-properties officeooo:rsid="000d57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ufgabe 2</text:p>
      <text:p text:style-name="P6">1. <text:tab/>Im Keller: Standortverteiler, Gebäudeverteiler</text:p>
      <text:p text:style-name="P6"><text:tab/>Im Erdgeschoss: Etagenverteiler</text:p>
      <text:p text:style-name="P6">2.<text:tab/>Keller: SV zu GV</text:p>
      <text:p text:style-name="P6"><text:tab/>Erdgeschoss: Vom Keller GV zum EV<text:tab/></text:p>
      <text:p text:style-name="P6"/>
      <text:p text:style-name="P7">Aufgabe 3</text:p>
      <text:list xml:id="list2459118760" text:style-name="WWNum43">
        <text:list-header>
          <text:p text:style-name="P3"/>
          <text:p text:style-name="P3">1x Router RU 110, 4xLAN 1000, DSL-WAN-Interface, 802.11a, b, g WiFi, DHCP, 2xVoIP</text:p>
          <text:p text:style-name="P3">4x Switch ProSW100, 24x100, 19 Zoll/1HE</text:p>
          <text:p text:style-name="P3">2x Switch GigaSW24, 24x1000+2x10G LWL, PoE, Management-Funktion, 19 Zoll/1HE</text:p>
          <text:p text:style-name="P3">111x Netzwerkdose Cat.5e, 2xRJ45, Aufputz, weiß (Serverdosen)</text:p>
          <text:p text:style-name="P3">5x Netzwerkschrank 19 Zoll, 4 HE</text:p>
          <text:p text:style-name="P4">Aufgabe 4</text:p>
        </text:list-header>
      </text:list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8">Router</text:p>
          </table:table-cell>
          <table:table-cell table:style-name="Tabelle1.B1" office:value-type="string">
            <text:p text:style-name="P8">Switch</text:p>
          </table:table-cell>
        </table:table-row>
        <table:table-row>
          <table:table-cell table:style-name="Tabelle1.A2" office:value-type="string">
            <text:p text:style-name="P8">Anzahl Anschlüsse</text:p>
            <text:p text:style-name="P8">Bandbreite pro Anschluss</text:p>
            <text:p text:style-name="P8"/>
          </table:table-cell>
          <table:table-cell table:style-name="Tabelle1.B2" office:value-type="string">
            <text:p text:style-name="P8">Arbeitsspeicher</text:p>
            <text:p text:style-name="P8">Bandbreite pro Anschluss</text:p>
            <text:p text:style-name="P8">Anzahl Anschlüsse</text:p>
          </table:table-cell>
        </table:table-row>
      </table:table>
      <text:p text:style-name="P5"/>
      <text:p text:style-name="P5">Aufgabe 5</text:p>
      <text:p text:style-name="P5">a)</text:p>
      <text:p text:style-name="P5">Schickt den Frame an das schon bekannte Ziel 0F über Port 0F und nimmt keine Änderung an der MAC-Tabelle vor. </text:p>
      <text:p text:style-name="P5">b)</text:p>
      <text:p text:style-name="P5">Fragt mit einem Broadcast alle ab, findet das entsprechende Ziel nicht und leitet nur einen error an den absender zurück. Dabei füllt er aber auch seine MAC-Tabelle mit der Adresse von Fa7</text:p>
      <text:p text:style-name="P5"/>
      <text:p text:style-name="P5">Aufgabe 6</text:p>
      <text:p text:style-name="P5">a) Nach DIN EN 50173 muss zwischen Standortverteiler und Gebäudeverteiler ein LWL liegen. Dieses muss dabei gut gegen erschütterungen geschützt sein</text:p>
      <text:p text:style-name="P5">b) Es muss die Routingtabelle abgeändert werden. In dieser muss die Netzwerkadresse des Zielnetzes, die dazugehörende Netzwerkmaske und die Ip-Adresse des nächsten Kommunikationspertners eingetragen werden</text:p>
      <text:p text:style-name="P1">Aufgabe 7</text:p>
      <text:p text:style-name="P1">Netzanteil: <text:span text:style-name="T1">192.168</text:span></text:p>
      <text:p text:style-name="P1">Hostanteil: 45.17</text:p>
      <text:p text:style-name="P1">Netzadresse: 192.168.45.17</text:p>
      <text:p text:style-name="P1"><text:soft-page-break/>Broadcastadresse: 255.255.255.255</text:p>
      <text:p text:style-name="P1"/>
      <text:p text:style-name="P2">Aufgabe 8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Roboto Condensed Light" svg:font-family="'Roboto Condensed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1T09:17:30.947000000</meta:creation-date>
    <dc:date>2021-03-02T12:25:39.716000000</dc:date>
    <meta:editing-duration>PT7M32S</meta:editing-duration>
    <meta:editing-cycles>3</meta:editing-cycles>
    <meta:generator>LibreOffice/6.2.2.2$Windows_X86_64 LibreOffice_project/2b840030fec2aae0fd2658d8d4f9548af4e3518d</meta:generator>
    <meta:document-statistic meta:table-count="1" meta:image-count="0" meta:object-count="0" meta:page-count="2" meta:paragraph-count="33" meta:word-count="195" meta:character-count="1347" meta:non-whitespace-character-count="1180"/>
  </office:meta>
</office:document-meta>
</file>